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bedded Linux Homework 11 Memo</text:p>
      <text:p text:style-name="Standard"/>
      <text:p text:style-name="Standard">To: <text:s/>Dr. Yoder</text:p>
      <text:p text:style-name="Standard">From: <text:s/>Mark Morrison</text:p>
      <text:p text:style-name="Standard">Date: <text:s/>30 October 2014</text:p>
      <text:p text:style-name="Standard">Subject: <text:s/>Embedded Linux Homework 11</text:p>
      <text:p text:style-name="Standard"/>
      <text:p text:style-name="Standard">These are the size outputs of stat busybox when built with different configurations:</text:p>
      <text:p text:style-name="Standard">Sizes:</text:p>
      <text:p text:style-name="Standard">Default: 695816</text:p>
      <text:p text:style-name="Standard">Reduced: 249724</text:p>
      <text:p text:style-name="Standard">Only ls: 19292</text:p>
      <text:p text:style-name="Standard">ls + httpd: 36976</text:p>
      <text:p text:style-name="Standard">ls + httpd, static linking: 50744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orrison</meta:initial-creator>
    <meta:creation-date>2014-10-29T19:27:36</meta:creation-date>
    <dc:date>2014-10-29T20:39:03</dc:date>
    <dc:creator>Mark Morrison</dc:creator>
    <meta:editing-duration>PT10M57S</meta:editing-duration>
    <meta:editing-cycles>1</meta:editing-cycles>
    <meta:document-statistic meta:table-count="0" meta:image-count="0" meta:object-count="0" meta:page-count="1" meta:paragraph-count="12" meta:word-count="51" meta:character-count="308" meta:non-whitespace-character-count="265"/>
    <meta:generator>LibreOffice/3.5$Linux_X86_64 LibreOffice_project/350m1$Build-2</meta:generator>
  </office:meta>
</office:document-meta>
</file>